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left="0cm" fo:margin-right="0cm" fo:text-indent="0cm" style:auto-text-indent="false"/>
    </style:style>
    <style:style style:name="P3" style:family="paragraph" style:parent-style-name="Text_20_body" style:list-style-name="L1">
      <style:paragraph-properties fo:margin-left="1.251cm" fo:margin-right="0cm" fo:text-indent="0cm" style:auto-text-indent="false"/>
    </style:style>
    <style:style style:name="P4" style:family="paragraph" style:parent-style-name="Text_20_body" style:list-style-name="L1">
      <style:paragraph-properties fo:margin-left="2.501cm" fo:margin-right="0cm" fo:text-indent="0cm" style:auto-text-indent="false"/>
    </style:style>
    <style:style style:name="P5" style:family="paragraph" style:parent-style-name="Text_20_body" style:list-style-name="L1">
      <style:paragraph-properties fo:margin-left="1.251cm" fo:margin-right="0cm" fo:text-indent="0cm" style:auto-text-indent="false"/>
      <style:text-properties fo:font-weight="normal" style:font-weight-asian="normal" style:font-weight-complex="normal"/>
    </style:style>
    <style:style style:name="P6"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7" style:family="paragraph" style:parent-style-name="Text_20_body">
      <style:paragraph-properties fo:margin-left="2.50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indent="0cm" style:auto-text-indent="false"/>
      <style:text-properties fo:font-weight="bold" style:font-weight-asian="bold" style:font-weight-complex="bold"/>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style:font-name="Nimbus Mono L" fo:font-weight="normal" style:font-weight-asian="normal" style:font-weight-complex="normal"/>
    </style:style>
    <style:style style:name="P20" style:family="paragraph" style:parent-style-name="Text_20_body">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24"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25"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1.251cm" fo:margin-right="0cm" fo:text-indent="0cm" style:auto-text-indent="false"/>
      <style:text-properties fo:font-weight="bold" style:font-weight-asian="bold" style:font-weight-complex="bold"/>
    </style:style>
    <style:style style:name="P27" style:family="paragraph" style:parent-style-name="Text_20_body">
      <style:paragraph-properties fo:margin-left="2.501cm" fo:margin-right="0cm" fo:text-indent="0cm" style:auto-text-indent="false"/>
    </style:style>
    <style:style style:name="P28" style:family="paragraph" style:parent-style-name="Text_20_body">
      <style:paragraph-properties fo:margin-left="2.501cm" fo:margin-right="0cm" fo:text-indent="0cm" style:auto-text-indent="false"/>
      <style:text-properties style:font-name="Nimbus Mono L"/>
    </style:style>
    <style:style style:name="P29" style:family="paragraph" style:parent-style-name="Text_20_body">
      <style:paragraph-properties fo:margin-left="2.501cm" fo:margin-right="0cm" fo:text-indent="0cm" style:auto-text-indent="false"/>
      <style:text-properties style:font-name="Nimbus Mono L" fo:font-size="10pt" style:font-size-asian="10pt" style:font-size-complex="10pt"/>
    </style:style>
    <style:style style:name="P30" style:family="paragraph" style:parent-style-name="Text_20_body">
      <style:paragraph-properties fo:margin-left="2.501cm" fo:margin-right="0cm" fo:text-align="start" style:justify-single-word="false" fo:text-indent="0cm" style:auto-text-indent="false"/>
    </style:style>
    <style:style style:name="P31" style:family="paragraph" style:parent-style-name="Text_20_body">
      <style:paragraph-properties fo:margin-left="2.501cm" fo:margin-right="0cm" fo:text-indent="0cm" style:auto-text-indent="false"/>
      <style:text-properties style:font-name="Nimbus Roman No9 L" fo:font-style="normal" fo:font-weight="normal" style:font-style-asian="normal" style:font-weight-asian="normal" style:font-style-complex="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Standard">
      <style:text-properties fo:font-style="normal" fo:font-weight="normal" style:font-style-asian="normal" style:font-weight-asian="normal" style:font-style-complex="normal" style:font-weight-complex="normal"/>
    </style:style>
    <style:style style:name="P36" style:family="paragraph" style:parent-style-name="Standard" style:list-style-name="L5">
      <style:text-properties fo:font-weight="normal" style:font-weight-asian="normal" style:font-weight-complex="normal"/>
    </style:style>
    <style:style style:name="P37" style:family="paragraph" style:parent-style-name="Standard" style:list-style-name="L6"/>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list-style-name="L3"/>
    <style:style style:name="P40" style:family="paragraph" style:parent-style-name="Text_20_body" style:list-style-name="L1">
      <style:paragraph-properties fo:margin-left="0cm" fo:margin-right="0cm" fo:text-indent="0cm" style:auto-text-indent="false"/>
    </style:style>
    <style:style style:name="P41"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42" style:family="paragraph" style:parent-style-name="Text_20_body" style:list-style-name="L4">
      <style:paragraph-properties fo:margin-left="0cm" fo:margin-right="0cm" fo:text-indent="0cm" style:auto-text-indent="false"/>
      <style:text-properties style:font-name="Nimbus Roman No9 L"/>
    </style:style>
    <style:style style:name="P43" style:family="paragraph" style:parent-style-name="Text_20_body" style:list-style-name="L5">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list-style-name="L1">
      <style:paragraph-properties fo:margin-left="1.251cm" fo:margin-right="0cm" fo:text-indent="0cm" style:auto-text-indent="false"/>
    </style:style>
    <style:style style:name="P45" style:family="paragraph" style:parent-style-name="Text_20_body" style:list-style-name="L1">
      <style:paragraph-properties fo:margin-left="1.251cm" fo:margin-right="0cm" fo:text-indent="0cm" style:auto-text-indent="false"/>
      <style:text-properties fo:font-weight="normal" style:font-weight-asian="normal" style:font-weight-complex="normal"/>
    </style:style>
    <style:style style:name="P46" style:family="paragraph" style:parent-style-name="Text_20_body" style:list-style-name="L2">
      <style:paragraph-properties fo:margin-left="1.251cm" fo:margin-right="0cm" fo:text-indent="0cm" style:auto-text-indent="false"/>
      <style:text-properties fo:font-weight="normal" style:font-weight-asian="normal" style:font-weight-complex="normal"/>
    </style:style>
    <style:style style:name="P47" style:family="paragraph" style:parent-style-name="Text_20_body" style:list-style-name="L5">
      <style:paragraph-properties fo:margin-left="1.251cm" fo:margin-right="0cm" fo:text-indent="0cm" style:auto-text-indent="false"/>
      <style:text-properties fo:font-weight="normal" style:font-weight-asian="normal" style:font-weight-complex="normal"/>
    </style:style>
    <style:style style:name="P48" style:family="paragraph" style:parent-style-name="Text_20_body">
      <style:paragraph-properties fo:margin-left="1.251cm" fo:margin-right="0cm"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5">
      <style:paragraph-properties fo:margin-left="1.251cm" fo:margin-right="0cm" fo:text-indent="0cm" style:auto-text-indent="false"/>
      <style:text-properties style:font-name="Nimbus Mono L"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1">
      <style:paragraph-properties fo:margin-left="2.501cm" fo:margin-right="0cm" fo:text-indent="0cm" style:auto-text-indent="false"/>
    </style:style>
    <style:style style:name="P51" style:family="paragraph" style:parent-style-name="Text_20_body" style:list-style-name="L2">
      <style:paragraph-properties fo:margin-left="2.501cm" fo:margin-right="0cm" fo:text-indent="0cm" style:auto-text-indent="false"/>
      <style:text-properties fo:font-weight="normal" style:font-weight-asian="normal" style:font-weight-complex="normal"/>
    </style:style>
    <style:style style:name="T1" style:family="text"/>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Nimbus Mono L"/>
    </style:style>
    <style:style style:name="T7" style:family="text">
      <style:text-properties style:font-name="Nimbus Mono L"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weight="bold"/>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tracked-changes>
        <text:changed-region text:id="ct141980720">
          <text:insertion>
            <office:change-info>
              <dc:creator>Jan Tattermusch</dc:creator>
              <dc:date>2008-12-16T17:50:00</dc:date>
            </office:change-info>
          </text:insertion>
        </text:changed-region>
        <text:changed-region text:id="ct141981408">
          <text:insertion>
            <office:change-info>
              <dc:creator>Jan Tattermusch</dc:creator>
              <dc:date>2008-12-16T22:16:00</dc:date>
            </office:change-info>
          </text:insertion>
        </text:changed-region>
        <text:changed-region text:id="ct141981600">
          <text:insertion>
            <office:change-info>
              <dc:creator>Jan Tattermusch</dc:creator>
              <dc:date>2008-12-16T22:17:00</dc:date>
            </office:change-info>
          </text:insertion>
        </text:changed-region>
        <text:changed-region text:id="ct141976640">
          <text:deletion>
            <office:change-info>
              <dc:creator>Jan Tattermusch</dc:creator>
              <dc:date>2008-12-16T17:51:00</dc:date>
            </office:change-info>
            <text:p text:style-name="Standard">. </text:p>
          </text:deletion>
        </text:changed-region>
        <text:changed-region text:id="ct141982176">
          <text:insertion>
            <office:change-info>
              <dc:creator>Jan Tattermusch</dc:creator>
              <dc:date>2009-01-06T22:38:00</dc:date>
            </office:change-info>
          </text:insertion>
        </text:changed-region>
        <text:changed-region text:id="ct141981936">
          <text:deletion>
            <office:change-info>
              <dc:creator>Jan Tattermusch</dc:creator>
              <dc:date>2009-01-06T22:38:00</dc:date>
            </office:change-info>
            <text:p text:style-name="P1">remote int</text:p>
          </text:deletion>
        </text:changed-region>
        <text:changed-region text:id="ct141980368">
          <text:insertion>
            <office:change-info>
              <dc:creator>Jan Tattermusch</dc:creator>
              <dc:date>2009-01-06T22:38:00</dc:date>
            </office:change-info>
          </text:insertion>
        </text:changed-region>
        <text:changed-region text:id="ct141982800">
          <text:deletion>
            <office:change-info>
              <dc:creator>Jan Tattermusch</dc:creator>
              <dc:date>2009-01-06T22:38:00</dc:date>
            </office:change-info>
            <text:p text:style-name="P1">erface (e.g. a Java RMI interface)</text:p>
          </text:deletion>
        </text:changed-region>
        <text:changed-region text:id="ct141982896">
          <text:deletion>
            <office:change-info>
              <dc:creator>Jan Tattermusch</dc:creator>
              <dc:date>2009-01-06T22:40:00</dc:date>
            </office:change-info>
            <text:p text:style-name="P1">acting as wrappers</text:p>
          </text:deletion>
        </text:changed-region>
        <text:changed-region text:id="ct141975104">
          <text:insertion>
            <office:change-info>
              <dc:creator>Jan Tattermusch</dc:creator>
              <dc:date>2009-01-06T22:41:00</dc:date>
            </office:change-info>
          </text:insertion>
        </text:changed-region>
        <text:changed-region text:id="ct141982416">
          <text:deletion>
            <office:change-info>
              <dc:creator>Jan Tattermusch</dc:creator>
              <dc:date>2009-01-06T22:40:00</dc:date>
            </office:change-info>
            <text:p text:style-name="P1"><text:s/>and </text:p>
          </text:deletion>
        </text:changed-region>
        <text:changed-region text:id="ct141984952">
          <text:insertion>
            <office:change-info>
              <dc:creator>Jan Tattermusch</dc:creator>
              <dc:date>2009-01-06T22:40:00</dc:date>
            </office:change-info>
          </text:insertion>
        </text:changed-region>
        <text:changed-region text:id="ct141985048">
          <text:insertion>
            <office:change-info>
              <dc:creator>Jan Tattermusch</dc:creator>
              <dc:date>2009-01-06T22:39:00</dc:date>
            </office:change-info>
          </text:insertion>
        </text:changed-region>
        <text:changed-region text:id="ct141985144">
          <text:deletion>
            <office:change-info>
              <dc:creator>Jan Tattermusch</dc:creator>
              <dc:date>2009-01-06T22:39:00</dc:date>
            </office:change-info>
            <text:p text:style-name="P1">call methods on</text:p>
          </text:deletion>
        </text:changed-region>
        <text:changed-region text:id="ct141985240">
          <text:insertion>
            <office:change-info>
              <dc:creator>Jan Tattermusch</dc:creator>
              <dc:date>2009-01-06T22:39:00</dc:date>
            </office:change-info>
          </text:insertion>
        </text:changed-region>
        <text:changed-region text:id="ct141985752">
          <text:deletion>
            <office:change-info>
              <dc:creator>Jan Tattermusch</dc:creator>
              <dc:date>2009-01-06T22:40:00</dc:date>
            </office:change-info>
            <text:p text:style-name="P1">This solution enables WillBeen to be controlled otherwise than just through the web interface or scripting API (when an appropriate controller module would be written).</text:p>
          </text:deletion>
        </text:changed-region>
        <text:changed-region text:id="ct141983968">
          <text:deletion>
            <office:change-info>
              <dc:creator>Jan Tattermusch</dc:creator>
              <dc:date>2009-01-06T22:39:00</dc:date>
            </office:change-info>
            <text:p text:style-name="P1"><text:s/></text:p>
          </text:deletion>
        </text:changed-region>
        <text:changed-region text:id="ct141983736">
          <text:deletion>
            <office:change-info>
              <dc:creator>Jan Tattermusch</dc:creator>
              <dc:date>2009-01-06T22:40:00</dc:date>
            </office:change-info>
            <text:p text:style-name="P1">. </text:p>
          </text:deletion>
        </text:changed-region>
        <text:changed-region text:id="ct141983640">
          <text:deletion>
            <office:change-info>
              <dc:creator>Jan Tattermusch</dc:creator>
              <dc:date>2009-01-06T22:41:00</dc:date>
            </office:change-info>
            <text:p text:style-name="P1"><text:s/>it</text:p>
          </text:deletion>
        </text:changed-region>
        <text:changed-region text:id="ct141982056">
          <text:insertion>
            <office:change-info>
              <dc:creator>Jan Tattermusch</dc:creator>
              <dc:date>2009-01-06T22:41:00</dc:date>
            </office:change-info>
          </text:insertion>
        </text:changed-region>
        <text:changed-region text:id="ct141975200">
          <text:insertion>
            <office:change-info>
              <dc:creator>Jan Tattermusch</dc:creator>
              <dc:date>2009-01-06T22:42:00</dc:date>
            </office:change-info>
          </text:insertion>
        </text:changed-region>
        <text:changed-region text:id="ct141982296">
          <text:deletion>
            <office:change-info>
              <dc:creator>Jan Tattermusch</dc:creator>
              <dc:date>2009-01-06T22:42:00</dc:date>
            </office:change-info>
            <text:list text:style-name="L1">
              <text:list-item>
                <text:p text:style-name="P2"/>
              </text:list-item>
              <text:list-item>
                <text:p text:style-name="P2">M</text:p>
              </text:list-item>
            </text:list>
          </text:deletion>
        </text:changed-region>
        <text:changed-region text:id="ct141807224">
          <text:insertion>
            <office:change-info>
              <dc:creator>Jan Tattermusch</dc:creator>
              <dc:date>2009-01-06T22:42:00</dc:date>
            </office:change-info>
          </text:insertion>
        </text:changed-region>
        <text:changed-region text:id="ct141889648">
          <text:deletion>
            <office:change-info>
              <dc:creator>Jan Tattermusch</dc:creator>
              <dc:date>2009-01-06T22:40:00</dc:date>
            </office:change-info>
            <text:p text:style-name="P1"><text:s/>must </text:p>
          </text:deletion>
        </text:changed-region>
        <text:changed-region text:id="ct141808800">
          <text:insertion>
            <office:change-info>
              <dc:creator>Jan Tattermusch</dc:creator>
              <dc:date>2009-01-06T22:40:00</dc:date>
            </office:change-info>
          </text:insertion>
        </text:changed-region>
        <text:changed-region text:id="ct141806200">
          <text:insertion>
            <office:change-info>
              <dc:creator>Jan Tattermusch</dc:creator>
              <dc:date>2009-01-06T22:39:00</dc:date>
            </office:change-info>
          </text:insertion>
        </text:changed-region>
        <text:changed-region text:id="ct141795920">
          <text:insertion>
            <office:change-info>
              <dc:creator>Jan Tattermusch</dc:creator>
              <dc:date>2009-01-06T22:42:00</dc:date>
            </office:change-info>
          </text:insertion>
        </text:changed-region>
        <text:changed-region text:id="ct141819328">
          <text:deletion>
            <office:change-info>
              <dc:creator>Jan Tattermusch</dc:creator>
              <dc:date>2009-01-06T22:42:00</dc:date>
            </office:change-info>
            <text:p text:style-name="P1">which </text:p>
          </text:deletion>
        </text:changed-region>
        <text:changed-region text:id="ct141980568">
          <text:insertion>
            <office:change-info>
              <dc:creator>Jan Tattermusch</dc:creator>
              <dc:date>2009-01-06T22:42:00</dc:date>
            </office:change-info>
          </text:insertion>
        </text:changed-region>
        <text:changed-region text:id="ct141976936">
          <text:deletion>
            <office:change-info>
              <dc:creator>Jan Tattermusch</dc:creator>
              <dc:date>2009-01-06T22:42:00</dc:date>
            </office:change-info>
            <text:p text:style-name="P1">produce code homogenous with the rest of the BEEN an</text:p>
          </text:deletion>
        </text:changed-region>
        <text:changed-region text:id="ct141807664">
          <text:deletion>
            <office:change-info>
              <dc:creator>Jan Tattermusch</dc:creator>
              <dc:date>2009-01-06T22:39:00</dc:date>
            </office:change-info>
            <text:p text:style-name="P1">will </text:p>
          </text:deletion>
        </text:changed-region>
        <text:changed-region text:id="ct141823056">
          <text:insertion>
            <office:change-info>
              <dc:creator>Jan Tattermusch</dc:creator>
              <dc:date>2009-01-06T22:42:00</dc:date>
            </office:change-info>
          </text:insertion>
        </text:changed-region>
        <text:changed-region text:id="ct141822184">
          <text:insertion>
            <office:change-info>
              <dc:creator>Jan Tattermusch</dc:creator>
              <dc:date>2009-01-06T22:42:00</dc:date>
            </office:change-info>
          </text:insertion>
        </text:changed-region>
        <text:changed-region text:id="ct141806656">
          <text:deletion>
            <office:change-info>
              <dc:creator>Jan Tattermusch</dc:creator>
              <dc:date>2009-01-06T22:42:00</dc:date>
            </office:change-info>
            <text:p text:style-name="P1"><text:s/>in almost all cases is probably this:</text:p>
          </text:deletion>
        </text:changed-region>
        <text:changed-region text:id="ct141824280">
          <text:insertion>
            <office:change-info>
              <dc:creator>Jan Tattermusch</dc:creator>
              <dc:date>2009-01-06T22:43:00</dc:date>
            </office:change-info>
          </text:insertion>
        </text:changed-region>
        <text:changed-region text:id="ct141991256">
          <text:insertion>
            <office:change-info>
              <dc:creator>Jan Tattermusch</dc:creator>
              <dc:date>2009-01-06T22:36:00</dc:date>
            </office:change-info>
          </text:insertion>
        </text:changed-region>
        <text:changed-region text:id="ct141991352">
          <text:deletion>
            <office:change-info>
              <dc:creator>Jan Tattermusch</dc:creator>
              <dc:date>2009-01-06T22:43:00</dc:date>
            </office:change-info>
            <text:list text:style-name="L1">
              <text:list-item text:start-value="1">
                <text:p text:style-name="P3"/>
                <text:list>
                  <text:list-item>
                    <text:p text:style-name="P3">Command line wrappers will be written in Java and compiled to a native machine code using compiler such as GCJ. For platforms that does not have Java to native machine code compiler (or there will not be a native machine code version of wrappers available), the same wrappers compiled to Java bytecode can be used as a fallback. Such wrappers compiled to bytecode will provide the same functionality (preserving BEEN's portability), but with significantly decreased performance.</text:p>
                  </text:list-item>
                  <text:list-item>
                    <text:p text:style-name="P4">According to <text:a xlink:type="simple" xlink:href="http://gcc.gnu.org/java/status.html">http://gcc.gnu.org/java/status.html</text:a>, GCJ supports Linux, Solaris, Windows and others. This information should be verified before coding starts (writing a simple command line utility with RMI client capabilities).</text:p>
                  </text:list-item>
                </text:list>
              </text:list-item>
            </text:list>
          </text:deletion>
        </text:changed-region>
        <text:changed-region text:id="ct141981696">
          <text:deletion>
            <office:change-info>
              <dc:creator>Jan Tattermusch</dc:creator>
              <dc:date>2008-12-16T19:27:00</dc:date>
            </office:change-info>
            <text:list text:style-name="L1">
              <text:list-item text:start-value="1">
                <text:p text:style-name="P5"/>
              </text:list-item>
            </text:list>
            <text:list text:style-name="L2">
              <text:list-item>
                <text:p text:style-name="P6">The user interface might require changes to be able to somehow group externally submitted tasks (this is more related to task requirements, will it be possible to externally start an experiment, etc.) ? This is currently done by task generators, which are rather complex ...</text:p>
              </text:list-item>
            </text:list>
          </text:deletion>
        </text:changed-region>
        <text:changed-region text:id="ct141822480">
          <text:insertion>
            <office:change-info>
              <dc:creator>Jan Tattermusch</dc:creator>
              <dc:date>2008-12-16T18:57:00</dc:date>
            </office:change-info>
          </text:insertion>
        </text:changed-region>
        <text:changed-region text:id="ct141879248">
          <text:insertion>
            <office:change-info>
              <dc:creator>Jan Tattermusch</dc:creator>
              <dc:date>2008-12-16T18:58:00</dc:date>
            </office:change-info>
          </text:insertion>
        </text:changed-region>
        <text:changed-region text:id="ct141983832">
          <text:insertion>
            <office:change-info>
              <dc:creator>Jan Tattermusch</dc:creator>
              <dc:date>2008-12-16T18:59:00</dc:date>
            </office:change-info>
          </text:insertion>
        </text:changed-region>
        <text:changed-region text:id="ct141824696">
          <text:insertion>
            <office:change-info>
              <dc:creator>Jan Tattermusch</dc:creator>
              <dc:date>2008-12-16T19:01:00</dc:date>
            </office:change-info>
          </text:insertion>
        </text:changed-region>
        <text:changed-region text:id="ct141985848">
          <text:insertion>
            <office:change-info>
              <dc:creator>Jan Tattermusch</dc:creator>
              <dc:date>2008-12-16T19:00:00</dc:date>
            </office:change-info>
          </text:insertion>
        </text:changed-region>
        <text:changed-region text:id="ct141991448">
          <text:insertion>
            <office:change-info>
              <dc:creator>Jan Tattermusch</dc:creator>
              <dc:date>2008-12-16T19:01:00</dc:date>
            </office:change-info>
          </text:insertion>
        </text:changed-region>
        <text:changed-region text:id="ct141999544">
          <text:insertion>
            <office:change-info>
              <dc:creator>Jan Tattermusch</dc:creator>
              <dc:date>2008-12-16T19:02:00</dc:date>
            </office:change-info>
          </text:insertion>
        </text:changed-region>
        <text:changed-region text:id="ct141823944">
          <text:insertion>
            <office:change-info>
              <dc:creator>Jan Tattermusch</dc:creator>
              <dc:date>2008-12-16T19:03:00</dc:date>
            </office:change-info>
          </text:insertion>
        </text:changed-region>
        <text:changed-region text:id="ct141824040">
          <text:insertion>
            <office:change-info>
              <dc:creator>Jan Tattermusch</dc:creator>
              <dc:date>2008-12-16T19:04:00</dc:date>
            </office:change-info>
          </text:insertion>
        </text:changed-region>
        <text:changed-region text:id="ct141857512">
          <text:insertion>
            <office:change-info>
              <dc:creator>Jan Tattermusch</dc:creator>
              <dc:date>2008-12-16T19:06:00</dc:date>
            </office:change-info>
          </text:insertion>
        </text:changed-region>
        <text:changed-region text:id="ct141991128">
          <text:insertion>
            <office:change-info>
              <dc:creator>Jan Tattermusch</dc:creator>
              <dc:date>2008-12-16T19:07:00</dc:date>
            </office:change-info>
          </text:insertion>
        </text:changed-region>
        <text:changed-region text:id="ct141856776">
          <text:insertion>
            <office:change-info>
              <dc:creator>Jan Tattermusch</dc:creator>
              <dc:date>2008-12-16T19:05:00</dc:date>
            </office:change-info>
          </text:insertion>
        </text:changed-region>
        <text:changed-region text:id="ct141859576">
          <text:insertion>
            <office:change-info>
              <dc:creator>Jan Tattermusch</dc:creator>
              <dc:date>2008-12-16T19:08:00</dc:date>
            </office:change-info>
          </text:insertion>
        </text:changed-region>
        <text:changed-region text:id="ct141859808">
          <text:insertion>
            <office:change-info>
              <dc:creator>Jan Tattermusch</dc:creator>
              <dc:date>2008-12-16T19:09:00</dc:date>
            </office:change-info>
          </text:insertion>
        </text:changed-region>
        <text:changed-region text:id="ct141860040">
          <text:insertion>
            <office:change-info>
              <dc:creator>Jan Tattermusch</dc:creator>
              <dc:date>2008-12-16T19:10:00</dc:date>
            </office:change-info>
          </text:insertion>
        </text:changed-region>
        <text:changed-region text:id="ct141860272">
          <text:insertion>
            <office:change-info>
              <dc:creator>Jan Tattermusch</dc:creator>
              <dc:date>2008-12-16T19:11:00</dc:date>
            </office:change-info>
          </text:insertion>
        </text:changed-region>
        <text:changed-region text:id="ct141860504">
          <text:insertion>
            <office:change-info>
              <dc:creator>Jan Tattermusch</dc:creator>
              <dc:date>2008-12-16T19:12:00</dc:date>
            </office:change-info>
          </text:insertion>
        </text:changed-region>
        <text:changed-region text:id="ct141982656">
          <text:insertion>
            <office:change-info>
              <dc:creator>Jan Tattermusch</dc:creator>
              <dc:date>2008-12-16T19:13:00</dc:date>
            </office:change-info>
          </text:insertion>
        </text:changed-region>
        <text:changed-region text:id="ct141859328">
          <text:insertion>
            <office:change-info>
              <dc:creator>Jan Tattermusch</dc:creator>
              <dc:date>2008-12-16T19:14:00</dc:date>
            </office:change-info>
          </text:insertion>
        </text:changed-region>
        <text:changed-region text:id="ct141829744">
          <text:insertion>
            <office:change-info>
              <dc:creator>Jan Tattermusch</dc:creator>
              <dc:date>2008-12-16T19:15:00</dc:date>
            </office:change-info>
          </text:insertion>
        </text:changed-region>
        <text:changed-region text:id="ct141833408">
          <text:insertion>
            <office:change-info>
              <dc:creator>Jan Tattermusch</dc:creator>
              <dc:date>2008-12-16T19:16:00</dc:date>
            </office:change-info>
          </text:insertion>
        </text:changed-region>
        <text:changed-region text:id="ct141853936">
          <text:insertion>
            <office:change-info>
              <dc:creator>Jan Tattermusch</dc:creator>
              <dc:date>2008-12-16T19:17:00</dc:date>
            </office:change-info>
          </text:insertion>
        </text:changed-region>
        <text:changed-region text:id="ct141854120">
          <text:insertion>
            <office:change-info>
              <dc:creator>Jan Tattermusch</dc:creator>
              <dc:date>2008-12-16T19:18:00</dc:date>
            </office:change-info>
          </text:insertion>
        </text:changed-region>
        <text:changed-region text:id="ct141993792">
          <text:insertion>
            <office:change-info>
              <dc:creator>Jan Tattermusch</dc:creator>
              <dc:date>2008-12-16T19:19:00</dc:date>
            </office:change-info>
          </text:insertion>
        </text:changed-region>
        <text:changed-region text:id="ct141858640">
          <text:insertion>
            <office:change-info>
              <dc:creator>Jan Tattermusch</dc:creator>
              <dc:date>2008-12-16T19:21:00</dc:date>
            </office:change-info>
          </text:insertion>
        </text:changed-region>
        <text:changed-region text:id="ct142001976">
          <text:insertion>
            <office:change-info>
              <dc:creator>Jan Tattermusch</dc:creator>
              <dc:date>2008-12-16T19:22:00</dc:date>
            </office:change-info>
          </text:insertion>
        </text:changed-region>
        <text:changed-region text:id="ct141860648">
          <text:insertion>
            <office:change-info>
              <dc:creator>Jan Tattermusch</dc:creator>
              <dc:date>2008-12-16T19:24:00</dc:date>
            </office:change-info>
          </text:insertion>
        </text:changed-region>
        <text:changed-region text:id="ct141861808">
          <text:insertion>
            <office:change-info>
              <dc:creator>Jan Tattermusch</dc:creator>
              <dc:date>2008-12-16T19:23:00</dc:date>
            </office:change-info>
          </text:insertion>
        </text:changed-region>
        <text:changed-region text:id="ct141857656">
          <text:insertion>
            <office:change-info>
              <dc:creator>Jan Tattermusch</dc:creator>
              <dc:date>2008-12-16T19:27:00</dc:date>
            </office:change-info>
          </text:insertion>
        </text:changed-region>
        <text:changed-region text:id="ct141994120">
          <text:insertion>
            <office:change-info>
              <dc:creator>Jan Tattermusch</dc:creator>
              <dc:date>2008-12-16T19:28:00</dc:date>
            </office:change-info>
          </text:insertion>
        </text:changed-region>
        <text:changed-region text:id="ct141806352">
          <text:insertion>
            <office:change-info>
              <dc:creator>Jan Tattermusch</dc:creator>
              <dc:date>2008-12-16T19:29:00</dc:date>
            </office:change-info>
          </text:insertion>
        </text:changed-region>
        <text:changed-region text:id="ct141080456">
          <text:insertion>
            <office:change-info>
              <dc:creator>Jan Tattermusch</dc:creator>
              <dc:date>2008-12-16T19:30:00</dc:date>
            </office:change-info>
          </text:insertion>
        </text:changed-region>
        <text:changed-region text:id="ct141080552">
          <text:insertion>
            <office:change-info>
              <dc:creator>Jan Tattermusch</dc:creator>
              <dc:date>2008-12-16T19:31:00</dc:date>
            </office:change-info>
          </text:insertion>
        </text:changed-region>
        <text:changed-region text:id="ct141864448">
          <text:insertion>
            <office:change-info>
              <dc:creator>Jan Tattermusch</dc:creator>
              <dc:date>2008-12-16T19:32:00</dc:date>
            </office:change-info>
          </text:insertion>
        </text:changed-region>
        <text:changed-region text:id="ct141864680">
          <text:insertion>
            <office:change-info>
              <dc:creator>Jan Tattermusch</dc:creator>
              <dc:date>2008-12-16T19:36:00</dc:date>
            </office:change-info>
          </text:insertion>
        </text:changed-region>
        <text:changed-region text:id="ct141993544">
          <text:insertion>
            <office:change-info>
              <dc:creator>Jan Tattermusch</dc:creator>
              <dc:date>2008-12-16T19:37:00</dc:date>
            </office:change-info>
          </text:insertion>
        </text:changed-region>
        <text:changed-region text:id="ct141796544">
          <text:insertion>
            <office:change-info>
              <dc:creator>Jan Tattermusch</dc:creator>
              <dc:date>2008-12-16T19:40:00</dc:date>
            </office:change-info>
          </text:insertion>
        </text:changed-region>
        <text:changed-region text:id="ct142007280">
          <text:insertion>
            <office:change-info>
              <dc:creator>Jan Tattermusch</dc:creator>
              <dc:date>2008-12-16T19:41:00</dc:date>
            </office:change-info>
          </text:insertion>
        </text:changed-region>
        <text:changed-region text:id="ct142007376">
          <text:insertion>
            <office:change-info>
              <dc:creator>Jan Tattermusch</dc:creator>
              <dc:date>2008-12-16T19:42:00</dc:date>
            </office:change-info>
          </text:insertion>
        </text:changed-region>
        <text:changed-region text:id="ct142004184">
          <text:insertion>
            <office:change-info>
              <dc:creator>Jan Tattermusch</dc:creator>
              <dc:date>2008-12-16T19:43:00</dc:date>
            </office:change-info>
          </text:insertion>
        </text:changed-region>
        <text:changed-region text:id="ct141862736">
          <text:insertion>
            <office:change-info>
              <dc:creator>Jan Tattermusch</dc:creator>
              <dc:date>2008-12-16T19:44:00</dc:date>
            </office:change-info>
          </text:insertion>
        </text:changed-region>
        <text:changed-region text:id="ct141998920">
          <text:insertion>
            <office:change-info>
              <dc:creator>Jan Tattermusch</dc:creator>
              <dc:date>2008-12-16T19:45:00</dc:date>
            </office:change-info>
          </text:insertion>
        </text:changed-region>
        <text:changed-region text:id="ct142021040">
          <text:insertion>
            <office:change-info>
              <dc:creator>Jan Tattermusch</dc:creator>
              <dc:date>2008-12-16T22:15:00</dc:date>
            </office:change-info>
          </text:insertion>
        </text:changed-region>
        <text:changed-region text:id="ct142018464">
          <text:deletion>
            <office:change-info>
              <dc:creator>Jan Tattermusch</dc:creator>
              <dc:date>2008-12-16T22:15:00</dc:date>
            </office:change-info>
            <text:p text:style-name="P7"/>
            <text:p text:style-name="P7">Maybe my small addition (PT): </text:p>
          </text:deletion>
        </text:changed-region>
        <text:changed-region text:id="ct142018920">
          <text:insertion>
            <office:change-info>
              <dc:creator>Jan Tattermusch</dc:creator>
              <dc:date>2008-12-16T22:15:00</dc:date>
            </office:change-info>
          </text:insertion>
        </text:changed-region>
        <text:changed-region text:id="ct142029736">
          <text:insertion>
            <office:change-info>
              <dc:creator>Jan Tattermusch</dc:creator>
              <dc:date>2008-12-16T22:11:00</dc:date>
            </office:change-info>
          </text:insertion>
        </text:changed-region>
        <text:changed-region text:id="ct142033328">
          <text:insertion>
            <office:change-info>
              <dc:creator>Jan Tattermusch</dc:creator>
              <dc:date>2008-12-16T22:13:00</dc:date>
            </office:change-info>
          </text:insertion>
        </text:changed-region>
        <text:changed-region text:id="ct142032104">
          <text:insertion>
            <office:change-info>
              <dc:creator>Jan Tattermusch</dc:creator>
              <dc:date>2008-12-16T22:14:00</dc:date>
            </office:change-info>
          </text:insertion>
        </text:changed-region>
        <text:changed-region text:id="ct142038600">
          <text:deletion>
            <office:change-info>
              <dc:creator>Jan Tattermusch</dc:creator>
              <dc:date>2008-12-16T22:15:00</dc:date>
            </office:change-info>
            <text:p text:style-name="P8"/>
            <text:p text:style-name="P8"/>
            <text:p text:style-name="P8">((PT) Or something like ~/.been/config ... ?)</text:p>
          </text:deletion>
        </text:changed-region>
        <text:changed-region text:id="ct142049520">
          <text:insertion>
            <office:change-info>
              <dc:creator>Jan Tattermusch</dc:creator>
              <dc:date>2008-12-16T21:16:00</dc:date>
            </office:change-info>
          </text:insertion>
        </text:changed-region>
        <text:changed-region text:id="ct142052712">
          <text:insertion>
            <office:change-info>
              <dc:creator>Jan Tattermusch</dc:creator>
              <dc:date>2008-12-16T21:29:00</dc:date>
            </office:change-info>
          </text:insertion>
        </text:changed-region>
        <text:changed-region text:id="ct142053488">
          <text:insertion>
            <office:change-info>
              <dc:creator>Jan Tattermusch</dc:creator>
              <dc:date>2008-12-16T21:30:00</dc:date>
            </office:change-info>
          </text:insertion>
        </text:changed-region>
        <text:changed-region text:id="ct142053112">
          <text:insertion>
            <office:change-info>
              <dc:creator>Jan Tattermusch</dc:creator>
              <dc:date>2008-12-16T21:17:00</dc:date>
            </office:change-info>
          </text:insertion>
        </text:changed-region>
        <text:changed-region text:id="ct142055568">
          <text:insertion>
            <office:change-info>
              <dc:creator>Jan Tattermusch</dc:creator>
              <dc:date>2008-12-16T21:18:00</dc:date>
            </office:change-info>
          </text:insertion>
        </text:changed-region>
        <text:changed-region text:id="ct142056568">
          <text:insertion>
            <office:change-info>
              <dc:creator>Jan Tattermusch</dc:creator>
              <dc:date>2008-12-16T21:19:00</dc:date>
            </office:change-info>
          </text:insertion>
        </text:changed-region>
        <text:changed-region text:id="ct142057088">
          <text:insertion>
            <office:change-info>
              <dc:creator>Jan Tattermusch</dc:creator>
              <dc:date>2008-12-16T21:20:00</dc:date>
            </office:change-info>
          </text:insertion>
        </text:changed-region>
        <text:changed-region text:id="ct141336752">
          <text:deletion>
            <office:change-info>
              <dc:creator>Jan Tattermusch</dc:creator>
              <dc:date>2008-12-16T21:30:00</dc:date>
            </office:change-info>
            <text:p text:style-name="P9"/>
            <text:p text:style-name="P10"/>
          </text:deletion>
        </text:changed-region>
        <text:changed-region text:id="ct141334760">
          <text:insertion>
            <office:change-info>
              <dc:creator>Jan Tattermusch</dc:creator>
              <dc:date>2008-12-16T21:35:00</dc:date>
            </office:change-info>
          </text:insertion>
        </text:changed-region>
        <text:changed-region text:id="ct142059280">
          <text:insertion>
            <office:change-info>
              <dc:creator>Jan Tattermusch</dc:creator>
              <dc:date>2008-12-16T21:36:00</dc:date>
            </office:change-info>
          </text:insertion>
        </text:changed-region>
        <text:changed-region text:id="ct141337592">
          <text:insertion>
            <office:change-info>
              <dc:creator>Jan Tattermusch</dc:creator>
              <dc:date>2008-12-16T21:31:00</dc:date>
            </office:change-info>
          </text:insertion>
        </text:changed-region>
        <text:changed-region text:id="ct141338680">
          <text:insertion>
            <office:change-info>
              <dc:creator>Jan Tattermusch</dc:creator>
              <dc:date>2008-12-16T21:32:00</dc:date>
            </office:change-info>
          </text:insertion>
        </text:changed-region>
        <text:changed-region text:id="ct141339448">
          <text:insertion>
            <office:change-info>
              <dc:creator>Jan Tattermusch</dc:creator>
              <dc:date>2008-12-16T21:33:00</dc:date>
            </office:change-info>
          </text:insertion>
        </text:changed-region>
        <text:changed-region text:id="ct141339544">
          <text:deletion>
            <office:change-info>
              <dc:creator>Jan Tattermusch</dc:creator>
              <dc:date>2008-12-16T21:30:00</dc:date>
            </office:change-info>
            <text:p text:style-name="P11"/>
            <text:p text:style-name="P11">TODO: running and stopping services</text:p>
          </text:deletion>
        </text:changed-region>
        <text:changed-region text:id="ct141337400">
          <text:deletion>
            <office:change-info>
              <dc:creator>Jan Tattermusch</dc:creator>
              <dc:date>2008-12-16T21:38:00</dc:date>
            </office:change-info>
            <text:p text:style-name="P12"><text:s/>– List of methods</text:p>
          </text:deletion>
        </text:changed-region>
        <text:changed-region text:id="ct141342120">
          <text:deletion>
            <office:change-info>
              <dc:creator>Jan Tattermusch</dc:creator>
              <dc:date>2008-12-16T21:37:00</dc:date>
            </office:change-info>
            <text:p text:style-name="P13"/>
            <text:p text:style-name="P13"/>
            <text:p text:style-name="P1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llBeen: Scripting requirements – Scripting API</text:h>
      <text:p text:style-name="Text_20_body">by Jan Tattermusch, 2008-11-18</text:p>
      <text:p text:style-name="Text_20_body"/>
      <text:p text:style-name="Text_20_body">CHANGELOG:</text:p>
      <text:p text:style-name="Text_20_body">2008-12-09 Jan Tattermusch: Scripting API (formal &amp; functional requirements)</text:p>
      <text:p text:style-name="Text_20_body">2008-12-16 Jan Tattermusch: document split into two files (scripting-api-requirements.odt and task-scripting-requirements.odt).<text:change-start text:change-id="ct141980720"/></text:p>
      <text:p text:style-name="Text_20_body">2008-12-16 Jan Tattermusch: <text:change-end text:change-id="ct141980720"/><text:change-start text:change-id="ct141981408"/>revision of been_taskman methods, ad<text:change-end text:change-id="ct141981408"/><text:change-start text:change-id="ct141981600"/>ded article about task hierarchy<text:change-end text:change-id="ct141981600"/></text:p>
      <text:p text:style-name="Text_20_body"/>
      <text:p text:style-name="Standard">This document proposes a solution of a command-line scripting API which will enable users to control the major parts of benchmarking workflow without a need to use BEEN web interface. (this issue will be referred as „scripting API“). Scripting API is provided as a set of command line utilities shipped with WillBeen<text:change text:change-id="ct141976640"/></text:p>
      <text:h text:style-name="Heading_20_3" text:outline-level="3">Formal requirements</text:h>
      <text:list text:style-name="L1">
        <text:list-item text:start-value="1">
          <text:p text:style-name="P2">WillBeen scripting API should be platform independent. That means, it should be usable on whatever platform BEEN runs on in a similar way (when we ignore the natural dissimilarities caused by operating systems' distinctness).</text:p>
        </text:list-item>
        <text:list-item>
          <text:p text:style-name="P2">Scripting API should be multi-tiered. It should define a <text:change-start text:change-id="ct141982176"/>daemon <text:change-end text:change-id="ct141982176"/><text:change text:change-id="ct141981936"/><text:change-start text:change-id="ct141980368"/>listening on localhost:&lt;well-known-port&gt;<text:change-end text:change-id="ct141980368"/><text:change text:change-id="ct141982800"/>, to which the command line utilites (<text:change text:change-id="ct141982896"/><text:change-start text:change-id="ct141975104"/>written in C, and only acting as wrappers<text:change-end text:change-id="ct141975104"/>) should connect<text:change text:change-id="ct141982416"/><text:change-start text:change-id="ct141984952"/>, <text:change-end text:change-id="ct141984952"/><text:change-start text:change-id="ct141985048"/>send their parameters <text:change-end text:change-id="ct141985048"/><text:change text:change-id="ct141985144"/><text:change-start text:change-id="ct141985240"/>to<text:change-end text:change-id="ct141985240"/><text:change text:change-id="ct141985752"/><text:change text:change-id="ct141983968"/><text:change text:change-id="ct141983736"/><text:change text:change-id="ct141983640"/><text:change-start text:change-id="ct141982056"/>, and retrieve their results from. The whole logic will be implemented in the p<text:change-end text:change-id="ct141982056"/><text:change-start text:change-id="ct141975200"/>ure java daemon.<text:change-end text:change-id="ct141975200"/><text:change text:change-id="ct141982296"/><text:change-start text:change-id="ct141807224"/> M<text:change-end text:change-id="ct141807224"/>entioned solution<text:change text:change-id="ct141889648"/><text:change-start text:change-id="ct141808800"/> <text:change-end text:change-id="ct141808800"/>ensure<text:change-start text:change-id="ct141806200"/>s<text:change-end text:change-id="ct141806200"/> that invoking scripting API commands will not involve a big overhead (e.g. launching JVM for each method call). There are more approaches to achieve that, but <text:change-start text:change-id="ct141795920"/>this is probably <text:change-end text:change-id="ct141795920"/>the simplest solution <text:change text:change-id="ct141819328"/><text:change-start text:change-id="ct141980568"/>and it <text:change-end text:change-id="ct141980568"/>preserves high portability, <text:change text:change-id="ct141976936"/><text:change text:change-id="ct141807664"/><text:change-start text:change-id="ct141823056"/>an<text:change-end text:change-id="ct141823056"/>d has a sufficient performance<text:change-start text:change-id="ct141822184"/>.<text:change-end text:change-id="ct141822184"/><text:change text:change-id="ct141806656"/><text:change-start text:change-id="ct141824280"/> Here is a more detailed description of the whole infrastructure:<text:change-end text:change-id="ct141824280"/><text:change-start text:change-id="ct141991256"/></text:p>
          <text:list>
            <text:list-item>
              <text:p text:style-name="P3">Command line parameters should be transferred via <text:span text:style-name="T2">network</text:span>. The whole scripting infrastructure would consist of two parts: <text:line-break/><text:line-break/>    1) A process (started from a normal ELF (or other type of native binary)) that would simply take its command line parameters and send them via TCP to localhost:&lt;well-known-port&gt;. <text:line-break/>    2) A JVM running as a <text:s/><text:span text:style-name="T11">daemon</text:span> and listening on localhost:&lt;well-known-port&gt;. That would be a pure Java command line interpreter that would listen to commands, take the requested actions and return results / feedback / error messages. Only the scripting API daemon would need to know where other parts of BEEN are running. <text:line-break/><text:line-break/>This would bring some advantages: <text:line-break/><text:line-break/>    1) No GCJ, no big frameworks on the list of dependencies. <text:line-break/>    2) The binary command line process would be very fast and issuing a command would <text:span text:style-name="T11">*not*</text:span> involve any kind of Java or JVM overhead. <text:line-break/>    3) Communication with the rest of the framework could be implemented in <text:soft-page-break/>pure Java using RMI and all the stuff we need. <text:line-break/><text:line-break/>So the whole session would look like this <text:line-break/><text:line-break/>$ been-start-api-daemon <text:line-break/>$ beencmd command one <text:line-break/>Message from BEEN ... <text:line-break/>$ beencmd command two <text:line-break/>Another message from BEEN ... <text:line-break/>$ been-stop-api-daemon <text:line-break/><text:line-break/>The first and last commands start and stop the scripting API daemon and beencmd is the tiny binary process that does nothing but sending commands and receiving results. (It should <text:span text:style-name="T11">*not*</text:span> consist of more than, say, 200 lines of C.) Obviously, return codes and standard output of the beencmd process can be easily used in bash scripts. <text:line-break/><text:change-end text:change-id="ct141991256"/><text:change text:change-id="ct141991352"/></text:p>
            </text:list-item>
          </text:list>
        </text:list-item>
        <text:list-item>
          <text:p text:style-name="P2">There should be defined two types of APIs:</text:p>
        </text:list-item>
        <text:list-item>
          <text:p text:style-name="P3">An external scripting API, which will allow controlling BEEN the way a user is allowed to when „clicking“ in a web interface. This API will be more complex and should be able to control an appropriate subset of actions of BEEN benchmarking workflow.</text:p>
        </text:list-item>
        <text:list-item>
          <text:p text:style-name="P3">A task context scripting API , which will allow shell tasks to interact with the rest of BEEN infrastructure. This API will implement only a limited subset of task/BEEN interaction methods. As far as the shell scripts must be run by the host runtime as a separate process, a technique how to identify which shell scripts has which task ID must be proposed.<text:change text:change-id="ct141981696"/><text:change-start text:change-id="ct141822480"/></text:p>
        </text:list-item>
      </text:list>
      <text:list text:style-name="L2">
        <text:list-item text:start-value="1">
          <text:p text:style-name="P6">At the present time, <text:change-end text:change-id="ct141822480"/><text:change-start text:change-id="ct141879248"/>BEEN tasks as such are not organised in any hi<text:change-end text:change-id="ct141879248"/><text:change-start text:change-id="ct141983832"/>erarchy<text:change-end text:change-id="ct141983832"/><text:change-start text:change-id="ct141824696"/> and although e.g. the t<text:change-end text:change-id="ct141824696"/><text:change-start text:change-id="ct141985848"/>ask <text:change-end text:change-id="ct141985848"/><text:change-start text:change-id="ct141991448"/>generators of BEEN benchmarks know which task belongs to w<text:change-end text:change-id="ct141991448"/><text:change-start text:change-id="ct141999544"/>hich experiment and analysis, they don't <text:s/>have a place <text:change-end text:change-id="ct141999544"/><text:change-start text:change-id="ct141823944"/>to store this information. <text:change-end text:change-id="ct141823944"/><text:change-start text:change-id="ct141824040"/>This results in state in which taskmanager's <text:change-end text:change-id="ct141824040"/><text:change-start text:change-id="ct141857512"/>task lists <text:change-end text:change-id="ct141857512"/><text:change-start text:change-id="ct141991128"/>are almost <text:change-end text:change-id="ct141991128"/><text:change-start text:change-id="ct141856776"/>unusable for humans<text:change-end text:change-id="ct141856776"/><text:change-start text:change-id="ct141859576"/> (<text:change-end text:change-id="ct141859576"/><text:change-start text:change-id="ct141859808"/>and so users must try very hard in order to find out what has gone wrong in their experiments<text:change-end text:change-id="ct141859808"/><text:change-start text:change-id="ct141860040"/>)<text:change-end text:change-id="ct141860040"/><text:change-start text:change-id="ct141860272"/>. As a solution of this problem a<text:change-end text:change-id="ct141860272"/><text:change-start text:change-id="ct141860504"/> task hierachy should be inferred into the taskmanager's user interface<text:change-end text:change-id="ct141860504"/><text:change-start text:change-id="ct141982656"/>. Here's a proposal how to do that:</text:p>
        </text:list-item>
        <text:list-item>
          <text:p text:style-name="P46"><text:change-end text:change-id="ct141982656"/><text:change-start text:change-id="ct141859328"/>Tasks will be organised in <text:change-end text:change-id="ct141859328"/><text:change-start text:change-id="ct141829744"/>a tree. Leaves of this tree will be ordinary BEEN tasks and the other nodes will represent <text:change-end text:change-id="ct141829744"/><text:change-start text:change-id="ct141833408"/>task groups.<text:change-end text:change-id="ct141833408"/><text:change-start text:change-id="ct141853936"/> Depth of the tree is arbitrary and will depend on user's <text:change-end text:change-id="ct141853936"/><text:change-start text:change-id="ct141854120"/>preferences. This tree hierarchy will be „virtual“ (it will be visible in UI but it won't affect the taskmanager's core). </text:p>
        </text:list-item>
        <text:list-item>
          <text:p text:style-name="P46">A new persistent task attribute will be added<text:change-end text:change-id="ct141854120"/><text:change-start text:change-id="ct141993792"/>, representing path from root to a leaf in the task hierarchy tree. <text:change-end text:change-id="ct141993792"/><text:change-start text:change-id="ct141858640"/>This path will be stored in a directory-path-like format, e.g. „/<text:change-end text:change-id="ct141858640"/><text:change-start text:change-id="ct142001976"/>analysis1/experiment1/run1“.<text:change-end text:change-id="ct142001976"/><text:change-start text:change-id="ct141860648"/> The taskmanager's user interface can of course provide some tools to help user construct these „paths“ when adding new tasks, but it is not necessary. <text:change-end text:change-id="ct141860648"/><text:change-start text:change-id="ct141861808"/></text:p>
        </text:list-item>
        <text:list-item>
          <text:p text:style-name="P46"><text:change-end text:change-id="ct141861808"/><text:change-start text:change-id="ct141857656"/>Task manager's UI should <text:change-end text:change-id="ct141857656"/><text:change-start text:change-id="ct141994120"/>be changed so that it <text:change-end text:change-id="ct141994120"/><text:change-start text:change-id="ct141806352"/>will allow users to traverse task hierarchy<text:change-end text:change-id="ct141806352"/><text:change-start text:change-id="ct141080456"/> (e.g. by using a tr<text:change-end text:change-id="ct141080456"/><text:change-start text:change-id="ct141080552"/>eeview component with collapsible nodes). <text:change-end text:change-id="ct141080552"/><text:change-start text:change-id="ct141864448"/>If possible, a simple bottom-to-top task status propagation should be implemented. That means, a group <text:change-end text:change-id="ct141864448"/><text:change-start text:change-id="ct141864680"/>which contains some running <text:change-end text:change-id="ct141864680"/><text:change-start text:change-id="ct141993544"/>jobs will be displayed with „running“ annotation <text:soft-page-break/>to help user orientate in the tree without need to uncollapse tree nodes up to the leaf level. The status propagation should follow these simple rules:</text:p>
        </text:list-item>
        <text:list-item>
          <text:p text:style-name="P51"><text:s/><text:change-end text:change-id="ct141993544"/><text:change-start text:change-id="ct141796544"/>A group containing entity marked with „running“ entity is also marked as running.</text:p>
        </text:list-item>
        <text:list-item>
          <text:p text:style-name="P51"><text:change-end text:change-id="ct141796544"/><text:change-start text:change-id="ct142007280"/>A group containing an entity marked with „error“ <text:s/><text:change-end text:change-id="ct142007280"/><text:change-start text:change-id="ct142007376"/>is <text:change-end text:change-id="ct142007376"/><text:change-start text:change-id="ct142004184"/>also marked as with „error“ (<text:change-end text:change-id="ct142004184"/><text:change-start text:change-id="ct141862736"/>this rule has a bigger priority than the „running“ rule)</text:p>
        </text:list-item>
        <text:list-item>
          <text:p text:style-name="P51">A group containing <text:change-end text:change-id="ct141862736"/><text:change-start text:change-id="ct141998920"/>only entities marked with „success“ (and contains no other ones) is also marked with „success“.<text:change-end text:change-id="ct141998920"/></text:p>
        </text:list-item>
      </text:list>
      <text:h text:style-name="Heading_20_3" text:outline-level="3" text:is-list-header="true">Functional Requirements</text:h>
      <text:p text:style-name="P12">Command Line Wrappers</text:p>
      <text:list text:style-name="L3">
        <text:list-item>
          <text:p text:style-name="P39">WillBeen Scripting API methods should be accessible by shell scripts using command line wrappers. Wrappers should use an unified way of passing parameters to them and retrieving their return values. </text:p>
        </text:list-item>
        <text:list-item>
          <text:p text:style-name="P39">A proposal how parameter passing can be done is here:</text:p>
        </text:list-item>
      </text:list>
      <text:p text:style-name="P29">$ &lt;wrapper_name&gt; &lt;command&gt; &lt;parameter1&gt;=&lt;value1&gt; ...</text:p>
      <text:p text:style-name="P7">And an example (context creation command with using wrapper „been_taskman“ and method „CREATE_CONTEXT“):</text:p>
      <text:p text:style-name="P30"><text:span text:style-name="T7">$ </text:span><text:bookmark-start text:name="DDE_LINK3"/><text:span text:style-name="T7">been_taskman CREATE_CONTEXT</text:span><text:span text:style-name="T6"> context_id=“somecontext“</text:span><text:bookmark-end text:name="DDE_LINK3"/><text:span text:style-name="T6"> </text:span></text:p>
      <text:list text:style-name="L4">
        <text:list-item>
          <text:p text:style-name="P42">(Note: When talking about “context“ here, we do not mean the standard BEEN context, but a more generic “context” meant to group together generally related tasks.)</text:p>
        </text:list-item>
        <text:list-item>
          <text:p text:style-name="P42">Return values of called methods should be printed to standard output by the command line wrappers. This allows simple return value retrieval when wrapper returns a single flat value. More complex values will not be returned by method call very often (and when needed, a return value parser utility can be easily written). Example of retrieving a single return using Bash is here:</text:p>
        </text:list-item>
      </text:list>
      <text:p text:style-name="P28">$ TASK_ID = `been_taskctx GET_TASK_ID` <text:change-start text:change-id="ct142021040"/></text:p>
      <text:p text:style-name="P28"/>
      <text:p text:style-name="P7"><text:change-end text:change-id="ct142021040"/><text:change text:change-id="ct142018464"/><text:change-start text:change-id="ct142018920"/>NOTE: <text:change-end text:change-id="ct142018920"/>The command line utilities should recognize something like an option “--machine-output-format version”, so that even if the utilities produce “human-readable” output by default, they can be forced to produce stable machine-parse-able output easily.</text:p>
      <text:list text:style-name="L3">
        <text:list-item text:start-value="1">
          <text:p text:style-name="P39">Wrappers should use a standardized return values as it is common in shell environment (0 – success, 1 – error). Error messages will be written to standard error.</text:p>
        </text:list-item>
      </text:list>
      <text:list text:style-name="L5">
        <text:list-item>
          <text:p text:style-name="P36">WillBeen should provide more distinctly named wrappers to help user orientate in them. <text:s/>The proposed command line wrapper names are these:</text:p>
        </text:list-item>
        <text:list-item>
          <text:p text:style-name="P47"><text:span text:style-name="T8">been_taskman</text:span><text:span text:style-name="T4"> for interfacing task management.</text:span></text:p>
        </text:list-item>
        <text:list-item>
          <text:p text:style-name="P47"><text:span text:style-name="T8">been_softrep</text:span><text:span text:style-name="T4"> for interfacing software repository</text:span></text:p>
        </text:list-item>
        <text:list-item>
          <text:p text:style-name="P47"><text:span text:style-name="T8">been_taskctx </text:span><text:span text:style-name="T4">for shell scripts that are BEEN tasks </text:span></text:p>
        </text:list-item>
        <text:list-item>
          <text:p text:style-name="P43">There must be defined a way, how wrappers get information about which host they should connect to. This can be achieved by defining an environment variable (named e.g „BEEN_HOST“) which will contain name of host to which wrappers should connect to.<text:change-start text:change-id="ct142029736"/> An <text:soft-page-break/>alternative way to define BEEN host is the wrapper configuration file (stored in a standard location such as ~/.been/config).<text:change-end text:change-id="ct142029736"/> BEEN_HOST <text:change-start text:change-id="ct142033328"/>or configuration <text:change-end text:change-id="ct142033328"/>variable setting should be overridable by a command line option (i.e. „--host &lt;hostname&gt;“ option of wrappers). If neither environment <text:change-start text:change-id="ct142032104"/>config file setting nor <text:change-end text:change-id="ct142032104"/>variable nor command line option are specified, host defaults to „localhost“. Example:</text:p>
          <text:p text:style-name="P49">$ EXPORT BEEN_HOST='somehost'<text:line-break/>$ been_taskman CREATE_CONTEXT context_id=“somecontext“</text:p>
        </text:list-item>
      </text:list>
      <text:p text:style-name="P31">Or:</text:p>
      <text:p text:style-name="P19"><text:span text:style-name="T4"><text:tab/></text:span><text:span text:style-name="T10">$ been_taskman –-host somehost CREATE_CONTEXT context_id=“somecontext“</text:span><text:change text:change-id="ct142038600"/></text:p>
      <text:list text:style-name="L6">
        <text:list-item>
          <text:p text:style-name="P37">(PT) Technical question: if task configuration is handled by configurator part of each plugin, does that mean that we will have configurators for multiple types of inputs (GUI, command line, etc.) ?</text:p>
        </text:list-item>
      </text:list>
      <text:p text:style-name="Text_20_body"/>
      <text:p text:style-name="P17">been_taskctx (BEEN Task Context Scripting API) wrapper – List of methods</text:p>
      <text:p text:style-name="P1">This method list presumes that BEEN is running task, which is a shell script. Arguments and returned values concern the current task's context. When these method are run from script without an active task context, they should result in error.</text:p>
      <text:p text:style-name="P1">Methods are presented in a javadoc-like style.</text:p>
      <text:p text:style-name="P22">GET_CONTEXT_ID</text:p>
      <text:p text:style-name="P24">Requests a running task's context identifier.</text:p>
      <text:p text:style-name="P23">@returns <text:span text:style-name="T4">context identifier of currently running task</text:span></text:p>
      <text:p text:style-name="P22"/>
      <text:p text:style-name="P22">GET_TASK_ID</text:p>
      <text:p text:style-name="P24">Requests a running task's identifier (name).</text:p>
      <text:p text:style-name="P18"><text:span text:style-name="T8">@returns</text:span> identifier of currently running task</text:p>
      <text:p text:style-name="P18"/>
      <text:p text:style-name="P26">GET_PROPERTY</text:p>
      <text:p text:style-name="P11">Retrieves content of task's property.</text:p>
      <text:p text:style-name="P18"><text:span text:style-name="T8">@param</text:span> <text:span text:style-name="T12">name</text:span> name of the property which should be retrieved.</text:p>
      <text:p text:style-name="P18"><text:span text:style-name="T8">@returns</text:span> property's value</text:p>
      <text:p text:style-name="P18"/>
      <text:p text:style-name="P26">CHECK_POINT_REACHED</text:p>
      <text:p text:style-name="P18">Notifies BEEN that a checkpoint was reached by the script.</text:p>
      <text:p text:style-name="P18"><text:span text:style-name="T9">@param</text:span> <text:span text:style-name="T12">name</text:span> name of the checkpoint</text:p>
      <text:p text:style-name="P18"><text:span text:style-name="T8">@param</text:span> <text:span text:style-name="T12">value </text:span><text:span text:style-name="T2">value of the checkpoint</text:span></text:p>
      <text:p text:style-name="P18"/>
      <text:p text:style-name="P26">CHECK_POINT_WAIT</text:p>
      <text:p text:style-name="P18">Waits until a task reaches a checkpoint of specified name and returns its value.</text:p>
      <text:p text:style-name="P18"><text:soft-page-break/><text:span text:style-name="T8">@param</text:span> <text:span text:style-name="T12">contextId</text:span> task's context Id or default context Id if null</text:p>
      <text:p text:style-name="P18"><text:span text:style-name="T8">@param</text:span> <text:span text:style-name="T12">taskId</text:span> task identifier</text:p>
      <text:p text:style-name="P18"><text:span text:style-name="T8">@param</text:span> <text:span text:style-name="T12">name</text:span> name of the checkpoint</text:p>
      <text:p text:style-name="P1"><text:tab/><text:span text:style-name="T8">@param</text:span> <text:span text:style-name="T12">timeout</text:span> number of milliseconds to wait for a checkpoint;</text:p>
      <text:p text:style-name="P18"><text:span text:style-name="T8">@returns</text:span> <text:span text:style-name="T2">value</text:span> of the checkpoint</text:p>
      <text:p text:style-name="P18"/>
      <text:p text:style-name="P26"><text:bookmark-start text:name="DDE_LINK"/>GET_WORKING_DIRECTORY</text:p>
      <text:p text:style-name="P18">Returns task's working directory</text:p>
      <text:p text:style-name="P18"><text:span text:style-name="T8">@returns</text:span> working directory of current task<text:bookmark-end text:name="DDE_LINK"/></text:p>
      <text:p text:style-name="P18"/>
      <text:p text:style-name="P26"><text:bookmark-start text:name="DDE_LINK1"/>GET_TASK_DIRECTORY</text:p>
      <text:p text:style-name="P18">Returns task's persistent directory</text:p>
      <text:p text:style-name="P18"><text:span text:style-name="T8">@returns</text:span> persistent directory of current task<text:bookmark-end text:name="DDE_LINK1"/></text:p>
      <text:p text:style-name="P18"/>
      <text:p text:style-name="P26">GET_TEMP_DIRECTORY</text:p>
      <text:p text:style-name="P18">Returns task's temporary directory</text:p>
      <text:p text:style-name="P18"><text:span text:style-name="T8">@returns</text:span> temporary directory of current task</text:p>
      <text:p text:style-name="P18"/>
      <text:p text:style-name="P26">LOG</text:p>
      <text:p text:style-name="P18">Logs a message to task's log</text:p>
      <text:p text:style-name="P18"><text:span text:style-name="T8">@param</text:span> <text:span text:style-name="T12">level </text:span><text:span text:style-name="T2">log level string (DEBUG, ERROR, FATAL, INFO, TRACE, <text:s/>WARNING)</text:span></text:p>
      <text:p text:style-name="P18"><text:span text:style-name="T8">@param</text:span> <text:bookmark-start text:name="DDE_LINK2"/><text:span text:style-name="T12">message</text:span><text:bookmark-end text:name="DDE_LINK2"/><text:span text:style-name="T12"> </text:span><text:span text:style-name="T2">message to log</text:span></text:p>
      <text:p text:style-name="P18"/>
      <text:p text:style-name="P12">been_taskman (BEEN taskmanager API)</text:p>
      <text:p text:style-name="P9">BEEN taskmanager API allows shell scripts to create contexts, add tasks to them, define inter-task dependencies and evaluate task success of failure. Each task is identified by a tuple (context_id, task_name), where context identifiers must be globally unique and task names are unique in a given context. To allow defining dependencies between tasks, each context is created in a „disabled“ state by the API. After tasks and their dependencies are added to the context, a disabled context can be „commited“ which tells the task manager that tasks of the context are runnable from that moment.<text:change-start text:change-id="ct142049520"/></text:p>
      <text:p text:style-name="P9">NOTE: a „context“ here denotes task context in the means of BEEN taskmanager.</text:p>
      <text:p text:style-name="P9"><text:change-end text:change-id="ct142049520"/></text:p>
      <text:p text:style-name="P12"><text:tab/>CREATE_CONTEXT</text:p>
      <text:p text:style-name="P11">Creates a context (a task container or group) with a given name. The tasks added to the context are not run before the context is commited by COMMIT_CONTEXT.</text:p>
      <text:p text:style-name="P12"><text:span text:style-name="T2"><text:tab/></text:span><text:span text:style-name="T9">@param</text:span><text:span text:style-name="T2"> context_id identifier of the context to be created. If omitted, context identifier is autogenerated.</text:span></text:p>
      <text:p text:style-name="P12"><text:soft-page-break/><text:span text:style-name="T2"><text:tab/></text:span><text:span text:style-name="T9">@returns</text:span><text:span text:style-name="T2"> id of created context</text:span></text:p>
      <text:p text:style-name="P9"/>
      <text:p text:style-name="P12"><text:tab/>ADD_TASK</text:p>
      <text:p text:style-name="P12"><text:tab/><text:span text:style-name="T2">Adds a task to an existing context.</text:span><text:change-start text:change-id="ct142052712"/><text:span text:style-name="T2"> Task can be either job or servi</text:span><text:change-end text:change-id="ct142052712"/><text:change-start text:change-id="ct142053488"/><text:span text:style-name="T2">ce.</text:span><text:change-end text:change-id="ct142053488"/></text:p>
      <text:p text:style-name="P9"><text:tab/><text:span text:style-name="T8">@param</text:span> <text:span text:style-name="T12">context_id</text:span> context to which should the task be added.</text:p>
      <text:p text:style-name="P9"><text:tab/><text:span text:style-name="T8">@param</text:span> <text:span text:style-name="T12">name</text:span> name of new task. Task names must be unique in each context.<text:change-start text:change-id="ct142053112"/></text:p>
      <text:p text:style-name="P11"><text:span text:style-name="T8">@param</text:span> <text:span text:style-name="T12">hierarchy-path</text:span><text:change-end text:change-id="ct142053112"/><text:change-start text:change-id="ct142055568"/><text:span text:style-name="T4"> </text:span><text:change-end text:change-id="ct142055568"/><text:change-start text:change-id="ct142056568"/><text:span text:style-name="T4">a path in task hierarchy tree from root to leaf (in a directory-path-like format e.g. „/analysis1/experiment1/run1/“)</text:span><text:change-end text:change-id="ct142056568"/><text:change-start text:change-id="ct142057088"/><text:span text:style-name="T4">.</text:span><text:change-end text:change-id="ct142057088"/></text:p>
      <text:p text:style-name="P9"><text:tab/><text:span text:style-name="T8">@param</text:span> <text:span text:style-name="T12">package</text:span> package which should be run.</text:p>
      <text:p text:style-name="P11"><text:span text:style-name="T8">@param</text:span> <text:span text:style-name="T12">host</text:span> name of host which the task should be run on. If ommited, host will be selected automatically.</text:p>
      <text:p text:style-name="P9"><text:tab/><text:span text:style-name="T8">@param </text:span><text:span text:style-name="T5">properties</text:span><text:span text:style-name="T4"> list of task's properties in „property=value“ format.</text:span></text:p>
      <text:p text:style-name="P11"><text:span text:style-name="T8">@param</text:span><text:span text:style-name="T4"> </text:span><text:span text:style-name="T5">exclusivity</text:span><text:span text:style-name="T4"> task's exclusivity (NON-EXCLUSIVE, EXCLUSIVE, CONTEXT_EXCLUSIVE). If ommited, a default value of NON-EXCLUSIVE is used.</text:span></text:p>
      <text:p text:style-name="P9"><text:tab/></text:p>
      <text:p text:style-name="P26"><text:bookmark-start text:name="DDE_LINK5"/>ADD_TASK_DEPENDENCY</text:p>
      <text:p text:style-name="P11">Adds dependency between two tasks from the same context.</text:p>
      <text:p text:style-name="P11"><text:span text:style-name="T8">@param</text:span> <text:span text:style-name="T12">context_id</text:span> both tasks' context</text:p>
      <text:p text:style-name="P11"><text:span text:style-name="T8">@param</text:span> <text:span text:style-name="T12">dependent_task</text:span> identifier of the dependent task</text:p>
      <text:p text:style-name="P11"><text:span text:style-name="T8">@param</text:span> <text:span text:style-name="T12">prereq_task</text:span> identifier of the prerequisite task</text:p>
      <text:p text:style-name="P11"><text:span text:style-name="T8">@param</text:span> <text:span text:style-name="T12">checkpoint_type</text:span> prerequisite checkpoint</text:p>
      <text:p text:style-name="P11"><text:span text:style-name="T8">@param</text:span> <text:span text:style-name="T12">checkpoint_value</text:span> prerequisite checkpoint value<text:bookmark-end text:name="DDE_LINK5"/>. If ommited, any checkpoint value is accepted when evaluating the dependency condition.</text:p>
      <text:p text:style-name="P11"/>
      <text:p text:style-name="P26">ADD_TASK_DEPENDENCY_SUCCESS</text:p>
      <text:p text:style-name="P11">Adds task dependency so that dependent task will wait for prerequisite task's success.</text:p>
      <text:p text:style-name="P11"><text:bookmark-start text:name="DDE_LINK7"/>This method is just a shortcut for ADD_TASK_DEPENDENCY with checkpoint „FINISHED“ and its value „SUCCESS“.<text:bookmark-end text:name="DDE_LINK7"/></text:p>
      <text:p text:style-name="P11"><text:span text:style-name="T8">@param</text:span> <text:span text:style-name="T12">context_id</text:span> both tasks' context</text:p>
      <text:p text:style-name="P11"><text:span text:style-name="T8">@param</text:span> <text:span text:style-name="T12">dependent_task</text:span> identifier of the dependent task</text:p>
      <text:p text:style-name="P11"><text:span text:style-name="T8">@param</text:span> <text:span text:style-name="T12">prereq_task</text:span> identifier of the prerequisite task</text:p>
      <text:p text:style-name="P11"/>
      <text:p text:style-name="P26">ADD_TASK_DEPENDENCY_ERROR</text:p>
      <text:p text:style-name="P11">Adds task dependency so that dependent task will wait for prerequisite task's failure.</text:p>
      <text:p text:style-name="P11">This method is just a shortcut for ADD_TASK_DEPENDENCY with checkpoint „FINISHED“ and its value „ERROR“.</text:p>
      <text:p text:style-name="P11"><text:soft-page-break/><text:span text:style-name="T8">@param</text:span> <text:span text:style-name="T12">context_id</text:span> both tasks' context</text:p>
      <text:p text:style-name="P11"><text:span text:style-name="T8">@param</text:span> <text:span text:style-name="T12">dependent_task</text:span> identifier of the dependent task</text:p>
      <text:p text:style-name="P11"><text:span text:style-name="T8">@param</text:span> <text:span text:style-name="T12">prereq_task</text:span> identifier of the prerequisite task</text:p>
      <text:p text:style-name="P11"/>
      <text:p text:style-name="P26">ADD_TASK_DEPENDENCY_FINISH</text:p>
      <text:p text:style-name="P11">Adds task dependency so that dependent task will wait for prerequisite task's finish (regardless it finished successfully or with an error.</text:p>
      <text:p text:style-name="P11"><text:bookmark-start text:name="DDE_LINK71"/>This method is just a shortcut for ADD_TASK_DEPENDENCY with checkpoint „FINISHED“ an<text:bookmark-end text:name="DDE_LINK71"/>d unset checkpoint value.</text:p>
      <text:p text:style-name="P11"><text:span text:style-name="T8">@param</text:span> <text:span text:style-name="T12">context_id</text:span> both tasks' context</text:p>
      <text:p text:style-name="P11"><text:span text:style-name="T8">@param</text:span> <text:span text:style-name="T12">dependent_task</text:span> identifier of the dependent task</text:p>
      <text:p text:style-name="P11"><text:span text:style-name="T8">@param</text:span> <text:span text:style-name="T12">prereq_task</text:span> identifier of the prerequisite task</text:p>
      <text:p text:style-name="P11"/>
      <text:p text:style-name="P26">GET_TASK_STATUS</text:p>
      <text:p text:style-name="P9"><text:tab/>Returns task's execution status.</text:p>
      <text:p text:style-name="P9"><text:tab/><text:span text:style-name="T8">@param</text:span> <text:span text:style-name="T12">context_id</text:span> task's context identifier.</text:p>
      <text:p text:style-name="P9"><text:tab/><text:span text:style-name="T8">@param</text:span> <text:span text:style-name="T12">name </text:span>name of the task.</text:p>
      <text:p text:style-name="P11"><text:span text:style-name="T8">@returns</text:span> task's execution status.</text:p>
      <text:p text:style-name="P11"/>
      <text:p text:style-name="P9"><text:tab/><text:span text:style-name="T12">COMMIT_CONTEXT</text:span></text:p>
      <text:p text:style-name="P9"><text:tab/>Makes an existing context active allowing its tasks to be executed.</text:p>
      <text:p text:style-name="P9"><text:tab/><text:span text:style-name="T8">@param</text:span> <text:span text:style-name="T12">context_id</text:span> identifier of the context to be commited.<text:change text:change-id="ct141336752"/><text:change-start text:change-id="ct141334760"/></text:p>
      <text:p text:style-name="P26"/>
      <text:p text:style-name="P26">RESTART_SERVICE</text:p>
      <text:p text:style-name="P11">Restarts a service<text:change-end text:change-id="ct141334760"/><text:change-start text:change-id="ct142059280"/> identified by context ID an task name. Services are started by the ADD_TASK method.</text:p>
      <text:p text:style-name="P11"><text:span text:style-name="T8">@param</text:span> <text:span text:style-name="T12">context_id</text:span> service's context identifier.</text:p>
      <text:p text:style-name="P11"><text:span text:style-name="T8">@param</text:span> <text:span text:style-name="T12">name</text:span> name of the service task.</text:p>
      <text:p text:style-name="P11"><text:change-end text:change-id="ct142059280"/><text:change-start text:change-id="ct141337592"/></text:p>
      <text:p text:style-name="P26">STOP_SERVICE</text:p>
      <text:p text:style-name="P11">Stops a running service identified <text:change-end text:change-id="ct141337592"/><text:change-start text:change-id="ct141338680"/>by context ID an task name. Services are started by the ADD_TASK method.</text:p>
      <text:p text:style-name="P11"><text:span text:style-name="T8">@param</text:span> <text:span text:style-name="T12">context_id</text:span> service's context identifier.</text:p>
      <text:p text:style-name="P11"><text:span text:style-name="T8">@param</text:span> <text:change-end text:change-id="ct141338680"/><text:change-start text:change-id="ct141339448"/><text:span text:style-name="T12">name</text:span> name of the service task.<text:change-end text:change-id="ct141339448"/><text:change text:change-id="ct141339544"/></text:p>
      <text:p text:style-name="P26"/>
      <text:p text:style-name="P12"><text:soft-page-break/>been_softrep (BEEN Software Repository) wrapper<text:change text:change-id="ct141337400"/></text:p>
      <text:p text:style-name="P12"><text:tab/>UPLOAD_PACKAGE</text:p>
      <text:p text:style-name="P12"><text:tab/><text:span text:style-name="T2">Uploads a package to sotware repository from local filesystem.</text:span></text:p>
      <text:p text:style-name="P12"><text:span text:style-name="T2"><text:tab/></text:span><text:bookmark-start text:name="DDE_LINK4"/><text:span text:style-name="T9">@param</text:span><text:span text:style-name="T2"> </text:span>filename<text:span text:style-name="T2"> name of file containing the package.</text:span><text:bookmark-end text:name="DDE_LINK4"/></text:p>
      <text:p text:style-name="P9"><text:tab/><text:tab/></text:p>
      <text:p text:style-name="P12"><text:span text:style-name="T2"><text:tab/></text:span>LIST_PACKAGES</text:p>
      <text:p text:style-name="P9"><text:tab/>Returns list of packages in software repository.</text:p>
      <text:p text:style-name="P12"><text:span text:style-name="T2"><text:tab/></text:span><text:span text:style-name="T9">@returns</text:span><text:span text:style-name="T2"> list of packages</text:span></text:p>
      <text:p text:style-name="P9"><text:tab/></text:p>
      <text:p text:style-name="P12"><text:span text:style-name="T2"><text:tab/></text:span>DELETE_PACKAGE</text:p>
      <text:p text:style-name="P25">Deletes package(s) from sofware repository. If version not specified, all packages with given name are deleted.</text:p>
      <text:p text:style-name="P12"><text:tab/><text:span text:style-name="T9">@param</text:span><text:span text:style-name="T2"> </text:span>name<text:span text:style-name="T2"> name of package to be deleted.</text:span></text:p>
      <text:p text:style-name="Text_20_body"><text:span text:style-name="T2"><text:tab/>@</text:span><text:span text:style-name="T9">param </text:span><text:span text:style-name="T5">version</text:span><text:span text:style-name="T3"> version of package to be deleted.</text:span><text:change text:change-id="ct141342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cs" fo:country="CZ"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an Tattermusch</meta:initial-creator>
    <meta:creation-date>2008-12-16T16:59:38</meta:creation-date>
    <dc:creator>Jan Tattermusch</dc:creator>
    <dc:date>2009-01-06T22:50:55</dc:date>
    <meta:editing-cycles>9</meta:editing-cycles>
    <meta:editing-duration>PT5H15M57S</meta:editing-duration>
    <meta:user-defined meta:name="Info 1"/>
    <meta:user-defined meta:name="Info 2"/>
    <meta:user-defined meta:name="Info 3"/>
    <meta:user-defined meta:name="Info 4"/>
    <meta:document-statistic meta:table-count="0" meta:image-count="0" meta:object-count="0" meta:page-count="8" meta:paragraph-count="173" meta:word-count="2579" meta:character-count="16169"/>
  </office:meta>
</office:document-meta>
</file>